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ui-monospace" fo:font-size="8.2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79c6" loext:opacity="100%" style:font-name="Droid Sans Mono" fo:font-size="11.25pt" fo:letter-spacing="normal" fo:font-style="normal" fo:font-weight="normal" fo:background-color="#282a36"/>
    </style:style>
    <style:style style:name="P3" style:family="paragraph" style:parent-style-name="Standard">
      <style:paragraph-properties style:line-height-at-least="0.4689in"/>
      <style:text-properties fo:color="#f8f8f2" loext:opacity="100%" style:font-name="Droid Sans Mono" fo:font-size="11.25pt" fo:font-weight="normal" fo:background-color="#282a36"/>
    </style:style>
    <style:style style:name="P4" style:family="paragraph" style:parent-style-name="Standard">
      <style:paragraph-properties style:line-height-at-least="0.4689in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ui-monospace" fo:font-size="8.25pt" fo:letter-spacing="normal" fo:font-style="normal" fo:font-weight="normal" officeooo:rsid="0012b22a" officeooo:paragraph-rsid="0012b22a"/>
    </style:style>
    <style:style style:name="P6" style:family="paragraph" style:parent-style-name="Standard">
      <style:text-properties fo:font-variant="normal" fo:text-transform="none" fo:color="#ffffff" loext:opacity="100%" style:font-name="Söhne Mono" fo:font-size="10.5pt" fo:letter-spacing="normal" fo:font-style="normal" fo:font-weight="normal" officeooo:rsid="0012b22a" officeooo:paragraph-rsid="0012b22a"/>
    </style:style>
    <style:style style:name="P7" style:family="paragraph" style:parent-style-name="Standard">
      <style:text-properties officeooo:rsid="0012b22a" officeooo:paragraph-rsid="0012b22a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fo:font-style="italic"/>
    </style:style>
    <style:style style:name="T3" style:family="text">
      <style:text-properties fo:color="#8be9fd" loext:opacity="100%"/>
    </style:style>
    <style:style style:name="T4" style:family="text">
      <style:text-properties fo:color="#8be9fd" loext:opacity="100%" fo:font-style="italic"/>
    </style:style>
    <style:style style:name="T5" style:family="text">
      <style:text-properties fo:color="#50fa7b" loext:opacity="100%"/>
    </style:style>
    <style:style style:name="T6" style:family="text">
      <style:text-properties fo:color="#bd93f9" loext:opacity="100%" fo:font-style="italic"/>
    </style:style>
    <style:style style:name="T7" style:family="text">
      <style:text-properties fo:color="#e9f284" loext:opacity="100%"/>
    </style:style>
    <style:style style:name="T8" style:family="text">
      <style:text-properties fo:color="#f1fa8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install php8.1-curl php8.1-mysql php8.1-xml php8.1-gd php8.1-mbstring php8.1-zip php8.1-intl</text:p>
      <text:p text:style-name="P7">sudo dpkg -i </text:p>
      <text:p text:style-name="P7"/>
      <text:p text:style-name="P1">composer require tymon/jwt-auth –ignore-platform-reqs</text:p>
      <text:p text:style-name="P5"/>
      <text:p text:style-name="P1"/>
      <text:p text:style-name="P1">sudo systemctl restart nginx</text:p>
      <text:p text:style-name="P1"/>
      <text:p text:style-name="P1"/>
      <text:p text:style-name="P1"/>
      <text:p text:style-name="P1"/>
      <text:p text:style-name="P2">&lt;?php</text:p>
      <text:p text:style-name="P4"/>
      <text:p text:style-name="P3"><text:span text:style-name="T1">namespace</text:span> <text:span text:style-name="T4">App</text:span><text:span text:style-name="T2">\</text:span><text:span text:style-name="T4">Http</text:span><text:span text:style-name="T2">\</text:span><text:span text:style-name="T4">Controllers</text:span><text:span text:style-name="T2">\</text:span><text:span text:style-name="T4">Api</text:span><text:span text:style-name="T2">\</text:span><text:span text:style-name="T4">Auth</text:span>;</text:p>
      <text:p text:style-name="P4"/>
      <text:p text:style-name="P3"><text:span text:style-name="T1">use</text:span> <text:span text:style-name="T4">App</text:span><text:span text:style-name="T2">\</text:span><text:span text:style-name="T4">Http</text:span><text:span text:style-name="T2">\</text:span><text:span text:style-name="T4">Controllers</text:span><text:span text:style-name="T2">\</text:span><text:span text:style-name="T4">Controller</text:span>;</text:p>
      <text:p text:style-name="P3"><text:span text:style-name="T1">use</text:span> <text:span text:style-name="T4">App</text:span><text:span text:style-name="T2">\</text:span><text:span text:style-name="T4">Http</text:span><text:span text:style-name="T2">\</text:span><text:span text:style-name="T4">Requests</text:span><text:span text:style-name="T2">\</text:span><text:span text:style-name="T4">Auth</text:span><text:span text:style-name="T2">\</text:span><text:span text:style-name="T4">RegisterRequest</text:span>;</text:p>
      <text:p text:style-name="P3"><text:span text:style-name="T1">use</text:span> <text:span text:style-name="T4">App</text:span><text:span text:style-name="T2">\</text:span><text:span text:style-name="T4">Services</text:span><text:span text:style-name="T2">\</text:span><text:span text:style-name="T4">User</text:span><text:span text:style-name="T2">\</text:span><text:span text:style-name="T4">UserService</text:span>;</text:p>
      <text:p text:style-name="P3"><text:span text:style-name="T1">use</text:span> <text:span text:style-name="T4">Illuminate</text:span><text:span text:style-name="T2">\</text:span><text:span text:style-name="T4">Http</text:span><text:span text:style-name="T2">\</text:span><text:span text:style-name="T4">Request</text:span>;</text:p>
      <text:p text:style-name="P3"><text:span text:style-name="T1">use</text:span> <text:span text:style-name="T4">YopazBase</text:span><text:span text:style-name="T2">\</text:span><text:span text:style-name="T4">Repositories</text:span><text:span text:style-name="T2">\</text:span><text:span text:style-name="T4">Input</text:span><text:span text:style-name="T2">\</text:span><text:span text:style-name="T4">BaseInputDataBuilder</text:span>;</text:p>
      <text:p text:style-name="P3"><text:span text:style-name="T1">use</text:span> <text:span text:style-name="T4">YopazBase</text:span><text:span text:style-name="T2">\</text:span><text:span text:style-name="T4">Repositories</text:span><text:span text:style-name="T2">\</text:span><text:span text:style-name="T4">Output</text:span><text:span text:style-name="T2">\</text:span><text:span text:style-name="T4">BaseOutputBuilder</text:span>;</text:p>
      <text:p text:style-name="P3"><text:span text:style-name="T1">use</text:span> <text:span text:style-name="T4">YopazBase</text:span><text:span text:style-name="T2">\</text:span><text:span text:style-name="T4">Repositories</text:span><text:span text:style-name="T2">\</text:span><text:span text:style-name="T4">Output</text:span><text:span text:style-name="T2">\</text:span><text:span text:style-name="T4">FirstOutput</text:span>;</text:p>
      <text:p text:style-name="P3"><text:span text:style-name="T1">use</text:span> <text:span text:style-name="T4">YopazBase</text:span><text:span text:style-name="T2">\</text:span><text:span text:style-name="T4">Repositories</text:span><text:span text:style-name="T2">\</text:span><text:span text:style-name="T4">Query</text:span><text:span text:style-name="T2">\</text:span><text:span text:style-name="T4">BaseQueryBuilder</text:span>;</text:p>
      <text:p text:style-name="P3"><text:span text:style-name="T1">use</text:span> <text:span text:style-name="T4">YopazBase</text:span><text:span text:style-name="T2">\</text:span><text:span text:style-name="T4">Repositories</text:span><text:span text:style-name="T2">\</text:span><text:span text:style-name="T4">Query</text:span><text:span text:style-name="T2">\</text:span><text:span text:style-name="T4">GetByIdQuery</text:span>;</text:p>
      <text:p text:style-name="P4"/>
      <text:p text:style-name="P3"><text:span text:style-name="T1">class</text:span> <text:span text:style-name="T3">AuthController</text:span> <text:span text:style-name="T1">extends</text:span> <text:span text:style-name="T4">Controller</text:span></text:p>
      <text:p text:style-name="P3">{</text:p>
      <text:p text:style-name="P3"><text:soft-page-break/><text:span text:style-name="T1">public</text:span> <text:span text:style-name="T1">function</text:span> <text:span text:style-name="T3">__construct</text:span>(<text:span text:style-name="T1">private</text:span> <text:span text:style-name="T4">UserService</text:span> $userService)</text:p>
      <text:p text:style-name="P3">{</text:p>
      <text:p text:style-name="P3">}</text:p>
      <text:p text:style-name="P3"><text:span text:style-name="T1">public</text:span> <text:span text:style-name="T1">function</text:span> <text:span text:style-name="T5">index</text:span>()</text:p>
      <text:p text:style-name="P3">{</text:p>
      <text:p text:style-name="P3">$user<text:span text:style-name="T1">=</text:span><text:span text:style-name="T6">$this</text:span><text:span text:style-name="T1">-&gt;</text:span>userService<text:span text:style-name="T1">-&gt;</text:span><text:span text:style-name="T5">get</text:span>(<text:span text:style-name="T4">BaseQueryBuilder</text:span><text:span text:style-name="T1">::</text:span><text:span text:style-name="T5">emptyQuery</text:span>(),<text:span text:style-name="T4">BaseOutputBuilder</text:span><text:span text:style-name="T1">::</text:span><text:span text:style-name="T5">getPaginatedCollectionOutput</text:span>());</text:p>
      <text:p text:style-name="P3"><text:span text:style-name="T1">return</text:span> <text:span text:style-name="T5">response</text:span>()<text:span text:style-name="T1">-&gt;</text:span><text:span text:style-name="T5">json</text:span>([</text:p>
      <text:p text:style-name="P3"><text:span text:style-name="T7">"</text:span><text:span text:style-name="T8">status</text:span><text:span text:style-name="T7">"</text:span><text:span text:style-name="T1">=&gt;</text:span>$user</text:p>
      <text:p text:style-name="P3">]);</text:p>
      <text:p text:style-name="P3">}</text:p>
      <text:p text:style-name="P3"><text:span text:style-name="T1">public</text:span> <text:span text:style-name="T1">function</text:span> <text:span text:style-name="T5">show</text:span>(<text:span text:style-name="T1">string</text:span> $id){</text:p>
      <text:p text:style-name="P3">$user<text:span text:style-name="T1">=</text:span><text:span text:style-name="T6">$this</text:span><text:span text:style-name="T1">-&gt;</text:span>userService<text:span text:style-name="T1">-&gt;</text:span><text:span text:style-name="T5">get</text:span>(<text:span text:style-name="T4">BaseQueryBuilder</text:span><text:span text:style-name="T1">::</text:span><text:span text:style-name="T5">getById</text:span>($id),<text:span text:style-name="T4">BaseOutputBuilder</text:span><text:span text:style-name="T1">::</text:span><text:span text:style-name="T5">getFirst</text:span>());</text:p>
      <text:p text:style-name="P3"><text:span text:style-name="T1">return</text:span> <text:span text:style-name="T5">response</text:span>()<text:span text:style-name="T1">-&gt;</text:span><text:span text:style-name="T5">json</text:span>([</text:p>
      <text:p text:style-name="P3"><text:span text:style-name="T7">"</text:span><text:span text:style-name="T8">status</text:span><text:span text:style-name="T7">"</text:span><text:span text:style-name="T1">=&gt;</text:span>$user</text:p>
      <text:p text:style-name="P3">]);</text:p>
      <text:p text:style-name="P3">}</text:p>
      <text:p text:style-name="P3"><text:span text:style-name="T1">public</text:span> <text:span text:style-name="T1">function</text:span> <text:span text:style-name="T5">update</text:span>(<text:span text:style-name="T1">string</text:span> $id, <text:span text:style-name="T4">Request</text:span> $request)</text:p>
      <text:p text:style-name="P3"><text:soft-page-break/>{</text:p>
      <text:p text:style-name="P3"><text:span text:style-name="T6">$this</text:span><text:span text:style-name="T1">-&gt;</text:span>userService<text:span text:style-name="T1">-&gt;</text:span><text:span text:style-name="T5">update</text:span>(<text:span text:style-name="T4">BaseQueryBuilder</text:span><text:span text:style-name="T1">::</text:span><text:span text:style-name="T5">getById</text:span>($id),<text:span text:style-name="T4">BaseInputDataBuilder</text:span><text:span text:style-name="T1">::</text:span><text:span text:style-name="T5">inputFromArray</text:span>($request<text:span text:style-name="T1">-&gt;</text:span><text:span text:style-name="T5">all</text:span>()));</text:p>
      <text:p text:style-name="P3"><text:span text:style-name="T1">return</text:span> <text:span text:style-name="T5">response</text:span>()<text:span text:style-name="T1">-&gt;</text:span><text:span text:style-name="T5">json</text:span>([</text:p>
      <text:p text:style-name="P3"><text:span text:style-name="T7">"</text:span><text:span text:style-name="T8">status</text:span><text:span text:style-name="T7">"</text:span><text:span text:style-name="T1">=&gt;</text:span><text:span text:style-name="T7">"</text:span><text:span text:style-name="T8">Created Success</text:span><text:span text:style-name="T7">"</text:span></text:p>
      <text:p text:style-name="P3">]);</text:p>
      <text:p text:style-name="P3">}</text:p>
      <text:p text:style-name="P3"><text:span text:style-name="T1">public</text:span> <text:span text:style-name="T1">function</text:span> <text:span text:style-name="T5">register</text:span>(<text:span text:style-name="T4">RegisterRequest</text:span> $request)</text:p>
      <text:p text:style-name="P3">{</text:p>
      <text:p text:style-name="P3"><text:span text:style-name="T6">$this</text:span><text:span text:style-name="T1">-&gt;</text:span>userService<text:span text:style-name="T1">-&gt;</text:span><text:span text:style-name="T5">create</text:span>(<text:span text:style-name="T4">BaseInputDataBuilder</text:span><text:span text:style-name="T1">::</text:span><text:span text:style-name="T5">inputFromArray</text:span>($request<text:span text:style-name="T1">-&gt;</text:span><text:span text:style-name="T5">all</text:span>()));</text:p>
      <text:p text:style-name="P3"><text:span text:style-name="T1">return</text:span> <text:span text:style-name="T5">response</text:span>()<text:span text:style-name="T1">-&gt;</text:span><text:span text:style-name="T5">json</text:span>([</text:p>
      <text:p text:style-name="P3"><text:span text:style-name="T7">"</text:span><text:span text:style-name="T8">status</text:span><text:span text:style-name="T7">"</text:span><text:span text:style-name="T1">=&gt;</text:span><text:span text:style-name="T7">"</text:span><text:span text:style-name="T8">Created Success</text:span><text:span text:style-name="T7">"</text:span></text:p>
      <text:p text:style-name="P3">]);</text:p>
      <text:p text:style-name="P3">}</text:p>
      <text:p text:style-name="P3">}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8:59:49.053969777</meta:creation-date>
    <dc:date>2024-03-31T16:04:44.518652499</dc:date>
    <meta:editing-duration>PT6M2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101" meta:character-count="1497" meta:non-whitespace-character-count="1443"/>
  </office:meta>
</office:document-meta>
</file>